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F6000000E1D6CA5CB2F3FCC10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T1" style:family="text">
      <style:text-properties fo:color="#000000" style:font-name="Arial" fo:font-size="11pt" style:font-size-asian="11pt" style:font-name-complex="Arial" style:font-size-complex="11pt"/>
    </style:style>
    <style:style style:name="T2" style:family="text">
      <style:text-properties fo:color="#000000" style:font-name="Arial" fo:font-size="8pt" style:font-size-asian="8pt" style:font-name-complex="Arial" style:font-size-complex="8pt"/>
    </style:style>
    <style:style style:name="T3" style:family="text">
      <style:text-properties fo:color="#000000" style:font-name="Arial" fo:font-size="8pt" fo:font-weight="bold" style:font-size-asian="8pt" style:font-name-complex="Arial" style:font-size-complex="8pt" style:font-weight-complex="bold"/>
    </style:style>
    <style:style style:name="T4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5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6" style:family="text">
      <style:text-properties fo:color="#000000" style:font-name="Arial" fo:font-size="10pt" style:font-size-asian="10pt" style:font-name-complex="Arial" style:font-size-complex="10pt"/>
    </style:style>
    <style:style style:name="T7" style:family="text">
      <style:text-properties fo:color="#000000" style:font-name="Symbol" fo:font-size="10pt" style:font-size-asian="10pt" style:font-name-complex="Symbol" style:font-size-complex="10pt"/>
    </style:style>
    <style:style style:name="T8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style:style style:name="T9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6cm" svg:height="0.433cm" svg:x="1.905cm" svg:y="1.38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15cm" svg:height="0.319cm" svg:x="1.905cm" svg:y="26.352cm">
          <draw:text-box>
            <text:p text:style-name="P1"><text:span text:style-name="T2">© 2016 Cisco y/o sus filiales. Todos los derechos reservados. Este documento es información pública de Cisco. </text:span></text:p>
          </draw:text-box>
        </draw:frame>
        <draw:frame draw:style-name="gr3" draw:text-style-name="P4" draw:layer="layout" svg:width="21.6cm" svg:height="1.883cm" svg:x="-0.049cm" svg:y="0.512cm">
          <draw:image xlink:href="Pictures/10000000000009F6000000E1D6CA5CB2F3FCC10C.jpg" xlink:type="simple" xlink:show="embed" xlink:actuate="onLoad">
            <text:p/>
          </draw:image>
        </draw:frame>
        <draw:frame draw:style-name="gr2" draw:text-style-name="P3" draw:layer="layout" svg:width="1.831cm" svg:height="0.319cm" svg:x="17.943cm" svg:y="26.352cm">
          <draw:text-box>
            <text:p text:style-name="P1"><text:span text:style-name="T2">Página </text:span><text:span text:style-name="T3">1</text:span><text:span text:style-name="T2"> de </text:span><text:span text:style-name="T3">2</text:span><text:span text:style-name="T2"> </text:span></text:p>
          </draw:text-box>
        </draw:frame>
        <draw:frame draw:style-name="gr4" draw:text-style-name="P5" draw:layer="layout" svg:width="16.355cm" svg:height="0.628cm" svg:x="1.905cm" svg:y="2.661cm">
          <draw:text-box>
            <text:p text:style-name="P1"><text:span text:style-name="T4">P</text:span><text:span text:style-name="T4">r</text:span><text:span text:style-name="T4">á</text:span><text:span text:style-name="T4">c</text:span><text:span text:style-name="T4">t</text:span><text:span text:style-name="T4">i</text:span><text:span text:style-name="T4">c</text:span><text:span text:style-name="T4">a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o</text:span><text:span text:style-name="T4">r</text:span><text:span text:style-name="T4">i</text:span><text:span text:style-name="T4">o</text:span><text:span text:style-name="T4">: </text:span><text:span text:style-name="T4">I</text:span><text:span text:style-name="T4">n</text:span><text:span text:style-name="T4">s</text:span><text:span text:style-name="T4">t</text:span><text:span text:style-name="T4">a</text:span><text:span text:style-name="T4">l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t</text:span><text:span text:style-name="T4">a</text:span><text:span text:style-name="T4">r</text:span><text:span text:style-name="T4">j</text:span><text:span text:style-name="T4">e</text:span><text:span text:style-name="T4">t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a</text:span><text:span text:style-name="T4">d</text:span><text:span text:style-name="T4">a</text:span><text:span text:style-name="T4">p</text:span><text:span text:style-name="T4">t</text:span><text:span text:style-name="T4">a</text:span><text:span text:style-name="T4">d</text:span><text:span text:style-name="T4">o</text:span><text:span text:style-name="T4">r </text:span><text:span text:style-name="T4"><text:s/></text:span></text:p>
          </draw:text-box>
        </draw:frame>
        <draw:frame draw:style-name="gr5" draw:text-style-name="P6" draw:layer="layout" svg:width="2.686cm" svg:height="0.475cm" svg:x="1.905cm" svg:y="3.827cm">
          <draw:text-box>
            <text:p text:style-name="P1"><text:span text:style-name="T5">Introducción </text:span></text:p>
          </draw:text-box>
        </draw:frame>
        <draw:frame draw:style-name="gr6" draw:text-style-name="P7" draw:layer="layout" svg:width="16.842cm" svg:height="0.395cm" svg:x="2.54cm" svg:y="4.521cm">
          <draw:text-box>
            <text:p text:style-name="P1"><text:span text:style-name="T6">E</text:span><text:span text:style-name="T6">n </text:span><text:span text:style-name="T6">e</text:span><text:span text:style-name="T6">st</text:span><text:span text:style-name="T6">a </text:span><text:span text:style-name="T6">pr</text:span><text:span text:style-name="T6">á</text:span><text:span text:style-name="T6">ct</text:span><text:span text:style-name="T6">ic</text:span><text:span text:style-name="T6">a </text:span><text:span text:style-name="T6">d</text:span><text:span text:style-name="T6">e </text:span><text:span text:style-name="T6">la</text:span><text:span text:style-name="T6">b</text:span><text:span text:style-name="T6">or</text:span><text:span text:style-name="T6">at</text:span><text:span text:style-name="T6">or</text:span><text:span text:style-name="T6">io</text:span><text:span text:style-name="T6">, </text:span><text:span text:style-name="T6">in</text:span><text:span text:style-name="T6">st</text:span><text:span text:style-name="T6">al</text:span><text:span text:style-name="T6">ar</text:span><text:span text:style-name="T6">á </text:span><text:span text:style-name="T6">u</text:span><text:span text:style-name="T6">n</text:span><text:span text:style-name="T6">a </text:span><text:span text:style-name="T6">N</text:span><text:span text:style-name="T6">I</text:span><text:span text:style-name="T6">C</text:span><text:span text:style-name="T6">, </text:span><text:span text:style-name="T6">u</text:span><text:span text:style-name="T6">n</text:span><text:span text:style-name="T6">a </text:span><text:span text:style-name="T6">N</text:span><text:span text:style-name="T6">I</text:span><text:span text:style-name="T6">C </text:span><text:span text:style-name="T6">in</text:span><text:span text:style-name="T6">al</text:span><text:span text:style-name="T6">á</text:span><text:span text:style-name="T6">m</text:span><text:span text:style-name="T6">br</text:span><text:span text:style-name="T6">ic</text:span><text:span text:style-name="T6">a </text:span><text:span text:style-name="T6">y </text:span><text:span text:style-name="T6">u</text:span><text:span text:style-name="T6">n</text:span><text:span text:style-name="T6">a </text:span><text:span text:style-name="T6">ta</text:span><text:span text:style-name="T6">rj</text:span><text:span text:style-name="T6">et</text:span><text:span text:style-name="T6">a </text:span><text:span text:style-name="T6">d</text:span><text:span text:style-name="T6">e </text:span><text:span text:style-name="T6">a</text:span><text:span text:style-name="T6">d</text:span><text:span text:style-name="T6">a</text:span><text:span text:style-name="T6">pt</text:span><text:span text:style-name="T6">a</text:span><text:span text:style-name="T6">d</text:span><text:span text:style-name="T6">or </text:span><text:span text:style-name="T6">d</text:span><text:span text:style-name="T6">e </text:span><text:span text:style-name="T6">vi</text:span><text:span text:style-name="T6">d</text:span><text:span text:style-name="T6">e</text:span><text:span text:style-name="T6">o. </text:span></text:p>
          </draw:text-box>
        </draw:frame>
        <draw:frame draw:style-name="gr5" draw:text-style-name="P6" draw:layer="layout" svg:width="4.455cm" svg:height="0.475cm" svg:x="1.905cm" svg:y="5.353cm">
          <draw:text-box>
            <text:p text:style-name="P1"><text:span text:style-name="T5">E</text:span><text:span text:style-name="T5">q</text:span><text:span text:style-name="T5">u</text:span><text:span text:style-name="T5">i</text:span><text:span text:style-name="T5">p</text:span><text:span text:style-name="T5">o </text:span><text:span text:style-name="T5">r</text:span><text:span text:style-name="T5">e</text:span><text:span text:style-name="T5">c</text:span><text:span text:style-name="T5">o</text:span><text:span text:style-name="T5">m</text:span><text:span text:style-name="T5">e</text:span><text:span text:style-name="T5">n</text:span><text:span text:style-name="T5">d</text:span><text:span text:style-name="T5">a</text:span><text:span text:style-name="T5">d</text:span><text:span text:style-name="T5">o </text:span></text:p>
          </draw:text-box>
        </draw:frame>
        <draw:frame draw:style-name="gr6" draw:text-style-name="P7" draw:layer="layout" svg:width="0.352cm" svg:height="0.352cm" svg:x="2.54cm" svg:y="6.145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6.0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2.105cm" svg:height="0.395cm" svg:x="3.175cm" svg:y="6.07cm">
          <draw:text-box>
            <text:p text:style-name="P1"><text:span text:style-name="T6">Computado</text:span><text:span text:style-name="T6">ra con </text:span><text:span text:style-name="T6">fuente de </text:span><text:span text:style-name="T6">alimentació</text:span><text:span text:style-name="T6">n, placa </text:span><text:span text:style-name="T6">madre y </text:span><text:span text:style-name="T6">unidades </text:span><text:span text:style-name="T6">instaladas </text:span></text:p>
          </draw:text-box>
        </draw:frame>
        <draw:frame draw:style-name="gr6" draw:text-style-name="P7" draw:layer="layout" svg:width="0.352cm" svg:height="0.352cm" svg:x="2.54cm" svg:y="6.742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6.6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705cm" svg:height="0.395cm" svg:x="3.175cm" svg:y="6.667cm">
          <draw:text-box>
            <text:p text:style-name="P1"><text:span text:style-name="T6">NIC </text:span></text:p>
          </draw:text-box>
        </draw:frame>
        <draw:frame draw:style-name="gr6" draw:text-style-name="P7" draw:layer="layout" svg:width="0.352cm" svg:height="0.352cm" svg:x="2.54cm" svg:y="7.339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7.26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593cm" svg:height="0.395cm" svg:x="3.175cm" svg:y="7.264cm">
          <draw:text-box>
            <text:p text:style-name="P1"><text:span text:style-name="T6">NIC inalámbrica </text:span></text:p>
          </draw:text-box>
        </draw:frame>
        <draw:frame draw:style-name="gr6" draw:text-style-name="P7" draw:layer="layout" svg:width="0.352cm" svg:height="0.352cm" svg:x="2.54cm" svg:y="7.934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7.85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4.777cm" svg:height="0.395cm" svg:x="3.175cm" svg:y="7.859cm">
          <draw:text-box>
            <text:p text:style-name="P1"><text:span text:style-name="T6">Tarjeta de adaptador de video </text:span></text:p>
          </draw:text-box>
        </draw:frame>
        <draw:frame draw:style-name="gr6" draw:text-style-name="P7" draw:layer="layout" svg:width="0.352cm" svg:height="0.352cm" svg:x="2.54cm" svg:y="8.531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8.45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5.459cm" svg:height="0.395cm" svg:x="3.175cm" svg:y="8.456cm">
          <draw:text-box>
            <text:p text:style-name="P1"><text:span text:style-name="T6">Tornillos para tarjeta de adaptador </text:span></text:p>
          </draw:text-box>
        </draw:frame>
        <draw:frame draw:style-name="gr6" draw:text-style-name="P7" draw:layer="layout" svg:width="0.352cm" svg:height="0.352cm" svg:x="2.539cm" svg:y="9.126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9.051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5.124cm" svg:height="0.395cm" svg:x="3.174cm" svg:y="9.051cm">
          <draw:text-box>
            <text:p text:style-name="P1"><text:span text:style-name="T6">Pulsera y alfombrilla antiestática </text:span></text:p>
          </draw:text-box>
        </draw:frame>
        <draw:frame draw:style-name="gr6" draw:text-style-name="P7" draw:layer="layout" svg:width="0.352cm" svg:height="0.352cm" svg:x="2.539cm" svg:y="9.723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9.64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139cm" svg:height="0.395cm" svg:x="3.174cm" svg:y="9.648cm">
          <draw:text-box>
            <text:p text:style-name="P1"><text:span text:style-name="T6">Kit de herramientas </text:span></text:p>
          </draw:text-box>
        </draw:frame>
        <draw:frame draw:style-name="gr6" draw:text-style-name="P7" draw:layer="layout" svg:width="0.352cm" svg:height="0.352cm" svg:x="2.539cm" svg:y="10.32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10.24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4.13cm" svg:height="0.395cm" svg:x="3.174cm" svg:y="10.245cm">
          <draw:text-box>
            <text:p text:style-name="P1"><text:span text:style-name="T6">Manual de la placa madre </text:span></text:p>
          </draw:text-box>
        </draw:frame>
        <draw:frame draw:style-name="gr1" draw:text-style-name="P2" draw:layer="layout" svg:width="1.496cm" svg:height="0.433cm" svg:x="1.905cm" svg:y="11.139cm">
          <draw:text-box>
            <text:p text:style-name="P1"><text:span text:style-name="T8">Paso 1: </text:span></text:p>
          </draw:text-box>
        </draw:frame>
        <draw:frame draw:style-name="gr1" draw:text-style-name="P2" draw:layer="layout" svg:width="5.103cm" svg:height="0.433cm" svg:x="3.556cm" svg:y="11.139cm">
          <draw:text-box>
            <text:p text:style-name="P1"><text:span text:style-name="T8">Instalar la NIC inalámbrica. </text:span></text:p>
          </draw:text-box>
        </draw:frame>
        <draw:frame draw:style-name="gr6" draw:text-style-name="P7" draw:layer="layout" svg:width="0.391cm" svg:height="0.395cm" svg:x="2.54cm" svg:y="11.792cm">
          <draw:text-box>
            <text:p text:style-name="P1"><text:span text:style-name="T6">a. </text:span></text:p>
          </draw:text-box>
        </draw:frame>
        <draw:frame draw:style-name="gr6" draw:text-style-name="P7" draw:layer="layout" svg:width="9.519cm" svg:height="0.789cm" svg:x="3.175cm" svg:y="11.792cm">
          <draw:text-box>
            <text:p text:style-name="P1"><text:span text:style-name="T6">¿Qué tipo de ranura de expansión es compatible con la NIC?</text:span></text:p>
            <text:p text:style-name="P1"><text:span text:style-name="T6">Es compatible con los pci </text:span></text:p>
          </draw:text-box>
        </draw:frame>
        <draw:frame draw:style-name="gr6" draw:text-style-name="P7" draw:layer="layout" svg:width="16.457cm" svg:height="0.395cm" svg:x="3.175cm" svg:y="12.41cm">
          <draw:text-box>
            <text:p text:style-name="P1"><text:span text:style-name="T6">____________________________________________________________________________________ </text:span></text:p>
          </draw:text-box>
        </draw:frame>
        <draw:frame draw:style-name="gr6" draw:text-style-name="P7" draw:layer="layout" svg:width="0.391cm" svg:height="0.395cm" svg:x="2.54cm" svg:y="13.026cm">
          <draw:text-box>
            <text:p text:style-name="P1"><text:span text:style-name="T6">b. </text:span></text:p>
          </draw:text-box>
        </draw:frame>
        <draw:frame draw:style-name="gr6" draw:text-style-name="P7" draw:layer="layout" svg:width="11.517cm" svg:height="0.395cm" svg:x="3.175cm" svg:y="13.026cm">
          <draw:text-box>
            <text:p text:style-name="P1"><text:span text:style-name="T6">Halle una ranura de expansión compatible para la NIC en la placa madre. </text:span></text:p>
          </draw:text-box>
        </draw:frame>
        <draw:frame draw:style-name="gr6" draw:text-style-name="P7" draw:layer="layout" svg:width="0.375cm" svg:height="0.395cm" svg:x="2.54cm" svg:y="13.644cm">
          <draw:text-box>
            <text:p text:style-name="P1"><text:span text:style-name="T6">c. </text:span></text:p>
          </draw:text-box>
        </draw:frame>
        <draw:frame draw:style-name="gr6" draw:text-style-name="P7" draw:layer="layout" svg:width="12.452cm" svg:height="0.395cm" svg:x="3.175cm" svg:y="13.644cm">
          <draw:text-box>
            <text:p text:style-name="P1"><text:span text:style-name="T6">Si es necesario, quite la cubierta de la ranura de la parte posterior del gabinete. </text:span></text:p>
          </draw:text-box>
        </draw:frame>
        <draw:frame draw:style-name="gr6" draw:text-style-name="P7" draw:layer="layout" svg:width="0.391cm" svg:height="0.395cm" svg:x="2.54cm" svg:y="14.262cm">
          <draw:text-box>
            <text:p text:style-name="P1"><text:span text:style-name="T6">d. </text:span></text:p>
          </draw:text-box>
        </draw:frame>
        <draw:frame draw:style-name="gr6" draw:text-style-name="P7" draw:layer="layout" svg:width="6.568cm" svg:height="0.395cm" svg:x="3.175cm" svg:y="14.262cm">
          <draw:text-box>
            <text:p text:style-name="P1"><text:span text:style-name="T6">Alinee la NIC con la ranura de expansión. </text:span></text:p>
          </draw:text-box>
        </draw:frame>
        <draw:frame draw:style-name="gr6" draw:text-style-name="P7" draw:layer="layout" svg:width="0.391cm" svg:height="0.395cm" svg:x="2.54cm" svg:y="14.878cm">
          <draw:text-box>
            <text:p text:style-name="P1"><text:span text:style-name="T6">e. </text:span></text:p>
          </draw:text-box>
        </draw:frame>
        <draw:frame draw:style-name="gr6" draw:text-style-name="P7" draw:layer="layout" svg:width="10.729cm" svg:height="0.395cm" svg:x="3.175cm" svg:y="14.878cm">
          <draw:text-box>
            <text:p text:style-name="P1"><text:span text:style-name="T6">Presione suavemente la NIC hasta que esté asentada por completo. </text:span></text:p>
          </draw:text-box>
        </draw:frame>
        <draw:frame draw:style-name="gr6" draw:text-style-name="P7" draw:layer="layout" svg:width="0.352cm" svg:height="0.395cm" svg:x="2.54cm" svg:y="15.496cm">
          <draw:text-box>
            <text:p text:style-name="P1"><text:span text:style-name="T6">f. </text:span></text:p>
          </draw:text-box>
        </draw:frame>
        <draw:frame draw:style-name="gr6" draw:text-style-name="P7" draw:layer="layout" svg:width="13.701cm" svg:height="0.395cm" svg:x="3.175cm" svg:y="15.496cm">
          <draw:text-box>
            <text:p text:style-name="P1"><text:span text:style-name="T6">Fije la NIC uniendo el soporte de montaje de la PC con el gabinete mediante un tornillo. </text:span></text:p>
          </draw:text-box>
        </draw:frame>
        <draw:frame draw:style-name="gr1" draw:text-style-name="P2" draw:layer="layout" svg:width="1.496cm" svg:height="0.433cm" svg:x="1.905cm" svg:y="16.331cm">
          <draw:text-box>
            <text:p text:style-name="P1"><text:span text:style-name="T8">Paso 2: </text:span></text:p>
          </draw:text-box>
        </draw:frame>
        <draw:frame draw:style-name="gr1" draw:text-style-name="P2" draw:layer="layout" svg:width="5.103cm" svg:height="0.433cm" svg:x="3.556cm" svg:y="16.331cm">
          <draw:text-box>
            <text:p text:style-name="P1"><text:span text:style-name="T8">Instalar la NIC inalámbrica. </text:span></text:p>
          </draw:text-box>
        </draw:frame>
        <draw:frame draw:style-name="gr6" draw:text-style-name="P7" draw:layer="layout" svg:width="0.391cm" svg:height="0.395cm" svg:x="2.54cm" svg:y="16.982cm">
          <draw:text-box>
            <text:p text:style-name="P1"><text:span text:style-name="T6">a. </text:span></text:p>
          </draw:text-box>
        </draw:frame>
        <draw:frame draw:style-name="gr6" draw:text-style-name="P7" draw:layer="layout" svg:width="11.407cm" svg:height="0.789cm" svg:x="3.175cm" svg:y="16.982cm">
          <draw:text-box>
            <text:p text:style-name="P1"><text:span text:style-name="T6">¿Qué tipo de ranura de expansión es compatible con la NIC inalámbrica?</text:span></text:p>
            <text:p text:style-name="P1"><text:span text:style-name="T6">PCIe </text:span></text:p>
          </draw:text-box>
        </draw:frame>
        <draw:frame draw:style-name="gr6" draw:text-style-name="P7" draw:layer="layout" svg:width="16.457cm" svg:height="0.395cm" svg:x="3.175cm" svg:y="17.6cm">
          <draw:text-box>
            <text:p text:style-name="P1"><text:span text:style-name="T6">____________________________________________________________________________________ </text:span></text:p>
          </draw:text-box>
        </draw:frame>
        <draw:frame draw:style-name="gr6" draw:text-style-name="P7" draw:layer="layout" svg:width="0.391cm" svg:height="0.395cm" svg:x="2.54cm" svg:y="18.218cm">
          <draw:text-box>
            <text:p text:style-name="P1"><text:span text:style-name="T6">b. </text:span></text:p>
          </draw:text-box>
        </draw:frame>
        <draw:frame draw:style-name="gr6" draw:text-style-name="P7" draw:layer="layout" svg:width="13.405cm" svg:height="0.395cm" svg:x="3.175cm" svg:y="18.218cm">
          <draw:text-box>
            <text:p text:style-name="P1"><text:span text:style-name="T6">Halle una ranura de expansión compatible para la NIC inalámbrica en la placa madre. </text:span></text:p>
          </draw:text-box>
        </draw:frame>
        <draw:frame draw:style-name="gr6" draw:text-style-name="P7" draw:layer="layout" svg:width="0.375cm" svg:height="0.395cm" svg:x="2.54cm" svg:y="18.834cm">
          <draw:text-box>
            <text:p text:style-name="P1"><text:span text:style-name="T6">c. </text:span></text:p>
          </draw:text-box>
        </draw:frame>
        <draw:frame draw:style-name="gr6" draw:text-style-name="P7" draw:layer="layout" svg:width="12.452cm" svg:height="0.395cm" svg:x="3.175cm" svg:y="18.834cm">
          <draw:text-box>
            <text:p text:style-name="P1"><text:span text:style-name="T6">Si es necesario, quite la cubierta de la ranura de la parte posterior del gabinete. </text:span></text:p>
          </draw:text-box>
        </draw:frame>
        <draw:frame draw:style-name="gr6" draw:text-style-name="P7" draw:layer="layout" svg:width="0.391cm" svg:height="0.395cm" svg:x="2.54cm" svg:y="19.452cm">
          <draw:text-box>
            <text:p text:style-name="P1"><text:span text:style-name="T6">d. </text:span></text:p>
          </draw:text-box>
        </draw:frame>
        <draw:frame draw:style-name="gr6" draw:text-style-name="P7" draw:layer="layout" svg:width="8.456cm" svg:height="0.395cm" svg:x="3.175cm" svg:y="19.452cm">
          <draw:text-box>
            <text:p text:style-name="P1"><text:span text:style-name="T6">Alinee la NIC inalámbrica con la ranura de expansión. </text:span></text:p>
          </draw:text-box>
        </draw:frame>
        <draw:frame draw:style-name="gr6" draw:text-style-name="P7" draw:layer="layout" svg:width="0.391cm" svg:height="0.395cm" svg:x="2.54cm" svg:y="20.069cm">
          <draw:text-box>
            <text:p text:style-name="P1"><text:span text:style-name="T6">e. </text:span></text:p>
          </draw:text-box>
        </draw:frame>
        <draw:frame draw:style-name="gr6" draw:text-style-name="P7" draw:layer="layout" svg:width="12.617cm" svg:height="0.395cm" svg:x="3.175cm" svg:y="20.069cm">
          <draw:text-box>
            <text:p text:style-name="P1"><text:span text:style-name="T6">Presione suavemente la NIC inalámbrica hasta que esté asentada por completo. </text:span></text:p>
          </draw:text-box>
        </draw:frame>
        <draw:frame draw:style-name="gr6" draw:text-style-name="P7" draw:layer="layout" svg:width="0.352cm" svg:height="0.395cm" svg:x="2.539cm" svg:y="20.686cm">
          <draw:text-box>
            <text:p text:style-name="P1"><text:span text:style-name="T6">f. </text:span></text:p>
          </draw:text-box>
        </draw:frame>
        <draw:polygon draw:style-name="gr7" draw:text-style-name="P8" draw:layer="layout" svg:width="16.738cm" svg:height="0.688cm" svg:x="3.099cm" svg:y="12.225cm" svg:viewBox="0 0 16739 689" draw:points="0,689 16739,689 16739,0 0,0">
          <text:p/>
        </draw:polygon>
        <draw:polygon draw:style-name="gr7" draw:text-style-name="P8" draw:layer="layout" svg:width="16.673cm" svg:height="0.688cm" svg:x="3.099cm" svg:y="17.455cm" svg:viewBox="0 0 16674 689" draw:points="0,689 16674,689 16674,0 0,0">
          <text:p/>
        </draw:polygon>
        <draw:frame draw:style-name="gr6" draw:text-style-name="P7" draw:layer="layout" svg:width="15.589cm" svg:height="0.395cm" svg:x="3.174cm" svg:y="20.686cm">
          <draw:text-box>
            <text:p text:style-name="P1"><text:span text:style-name="T6">Fije la NIC inalámbrica uniendo el soporte de montaje de la PC con el gabinete mediante un tornillo. </text:span></text:p>
          </draw:text-box>
        </draw:frame>
      </draw:page>
      <draw:page draw:name="page2" draw:style-name="dp1" draw:master-page-name="master-page40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10.12cm" svg:height="0.395cm" svg:x="1.905cm" svg:y="1.386cm">
          <draw:text-box>
            <text:p text:style-name="P1"><text:span text:style-name="T9">Práctica de laboratorio: Instalación de tarjetas de adaptador </text:span></text:p>
          </draw:text-box>
        </draw:frame>
        <draw:frame draw:style-name="gr2" draw:text-style-name="P3" draw:layer="layout" svg:width="14.15cm" svg:height="0.319cm" svg:x="1.905cm" svg:y="26.352cm">
          <draw:text-box>
            <text:p text:style-name="P1"><text:span text:style-name="T2">© 2016 Cisco y/o sus filiales. Todos los derechos reservados. Este documento es información pública de Cisco. </text:span></text:p>
          </draw:text-box>
        </draw:frame>
        <draw:frame draw:style-name="gr2" draw:text-style-name="P3" draw:layer="layout" svg:width="1.831cm" svg:height="0.319cm" svg:x="17.943cm" svg:y="26.352cm">
          <draw:text-box>
            <text:p text:style-name="P1"><text:span text:style-name="T2">Página </text:span><text:span text:style-name="T3">2</text:span><text:span text:style-name="T2"> de </text:span><text:span text:style-name="T3">2</text:span><text:span text:style-name="T2"> </text:span></text:p>
          </draw:text-box>
        </draw:frame>
        <draw:frame draw:style-name="gr1" draw:text-style-name="P2" draw:layer="layout" svg:width="1.496cm" svg:height="0.433cm" svg:x="1.905cm" svg:y="2.763cm">
          <draw:text-box>
            <text:p text:style-name="P1"><text:span text:style-name="T8">Paso 3: </text:span></text:p>
          </draw:text-box>
        </draw:frame>
        <draw:frame draw:style-name="gr1" draw:text-style-name="P2" draw:layer="layout" svg:width="7.571cm" svg:height="0.433cm" svg:x="3.556cm" svg:y="2.763cm">
          <draw:text-box>
            <text:p text:style-name="P1"><text:span text:style-name="T8">Instalar la tarjeta de adaptador de video. </text:span></text:p>
          </draw:text-box>
        </draw:frame>
        <draw:frame draw:style-name="gr6" draw:text-style-name="P7" draw:layer="layout" svg:width="0.391cm" svg:height="0.395cm" svg:x="2.54cm" svg:y="3.416cm">
          <draw:text-box>
            <text:p text:style-name="P1"><text:span text:style-name="T6">a. </text:span></text:p>
          </draw:text-box>
        </draw:frame>
        <draw:frame draw:style-name="gr6" draw:text-style-name="P7" draw:layer="layout" svg:width="13.57cm" svg:height="0.395cm" svg:x="3.175cm" svg:y="3.416cm">
          <draw:text-box>
            <text:p text:style-name="P1"><text:span text:style-name="T6">¿Qué tipo de ranura de expansión es compatible con la tarjeta de adaptador de video? </text:span></text:p>
          </draw:text-box>
        </draw:frame>
        <draw:frame draw:style-name="gr6" draw:text-style-name="P7" draw:layer="layout" svg:width="16.457cm" svg:height="0.395cm" svg:x="3.175cm" svg:y="4.032cm">
          <draw:text-box>
            <text:p text:style-name="P1"><text:span text:style-name="T6">____________________________________________________________________________________ </text:span></text:p>
          </draw:text-box>
        </draw:frame>
        <draw:frame draw:style-name="gr6" draw:text-style-name="P7" draw:layer="layout" svg:width="0.391cm" svg:height="0.395cm" svg:x="2.54cm" svg:y="4.65cm">
          <draw:text-box>
            <text:p text:style-name="P1"><text:span text:style-name="T6">b. </text:span></text:p>
          </draw:text-box>
        </draw:frame>
        <draw:frame draw:style-name="gr6" draw:text-style-name="P7" draw:layer="layout" svg:width="15.471cm" svg:height="0.395cm" svg:x="3.175cm" svg:y="4.65cm">
          <draw:text-box>
            <text:p text:style-name="P1"><text:span text:style-name="T6">Halle una ranura de expansión compatible para la tarjeta de adaptador de video en la placa madre. </text:span></text:p>
          </draw:text-box>
        </draw:frame>
        <draw:frame draw:style-name="gr6" draw:text-style-name="P7" draw:layer="layout" svg:width="0.375cm" svg:height="0.395cm" svg:x="2.54cm" svg:y="5.268cm">
          <draw:text-box>
            <text:p text:style-name="P1"><text:span text:style-name="T6">c. </text:span></text:p>
          </draw:text-box>
        </draw:frame>
        <draw:frame draw:style-name="gr6" draw:text-style-name="P7" draw:layer="layout" svg:width="12.452cm" svg:height="0.395cm" svg:x="3.175cm" svg:y="5.268cm">
          <draw:text-box>
            <text:p text:style-name="P1"><text:span text:style-name="T6">Si es necesario, quite la cubierta de la ranura de la parte posterior del gabinete. </text:span></text:p>
          </draw:text-box>
        </draw:frame>
        <draw:frame draw:style-name="gr6" draw:text-style-name="P7" draw:layer="layout" svg:width="0.391cm" svg:height="0.395cm" svg:x="2.54cm" svg:y="5.884cm">
          <draw:text-box>
            <text:p text:style-name="P1"><text:span text:style-name="T6">d. </text:span></text:p>
          </draw:text-box>
        </draw:frame>
        <draw:frame draw:style-name="gr6" draw:text-style-name="P7" draw:layer="layout" svg:width="10.522cm" svg:height="0.395cm" svg:x="3.175cm" svg:y="5.884cm">
          <draw:text-box>
            <text:p text:style-name="P1"><text:span text:style-name="T6">Alinee la tarjeta de adaptador de video con la ranura de expansión. </text:span></text:p>
          </draw:text-box>
        </draw:frame>
        <draw:frame draw:style-name="gr6" draw:text-style-name="P7" draw:layer="layout" svg:width="0.391cm" svg:height="0.395cm" svg:x="2.54cm" svg:y="6.502cm">
          <draw:text-box>
            <text:p text:style-name="P1"><text:span text:style-name="T6">e. </text:span></text:p>
          </draw:text-box>
        </draw:frame>
        <draw:frame draw:style-name="gr6" draw:text-style-name="P7" draw:layer="layout" svg:width="14.683cm" svg:height="0.395cm" svg:x="3.175cm" svg:y="6.502cm">
          <draw:text-box>
            <text:p text:style-name="P1"><text:span text:style-name="T6">Presione suavemente la tarjeta de adaptador de video hasta que esté asentada por completo. </text:span></text:p>
          </draw:text-box>
        </draw:frame>
        <draw:frame draw:style-name="gr6" draw:text-style-name="P7" draw:layer="layout" svg:width="0.352cm" svg:height="0.395cm" svg:x="2.54cm" svg:y="7.121cm">
          <draw:text-box>
            <text:p text:style-name="P1"><text:span text:style-name="T6">f. </text:span></text:p>
          </draw:text-box>
        </draw:frame>
        <draw:frame draw:style-name="gr6" draw:text-style-name="P7" draw:layer="layout" svg:width="16.432cm" svg:height="0.395cm" svg:x="3.175cm" svg:y="7.121cm">
          <draw:text-box>
            <text:p text:style-name="P1"><text:span text:style-name="T6">Fije la tarjeta de adaptador de video uniendo el soporte de montaje de la PC con el gabinete mediante un </text:span></text:p>
          </draw:text-box>
        </draw:frame>
        <draw:frame draw:style-name="gr6" draw:text-style-name="P7" draw:layer="layout" svg:width="1.225cm" svg:height="0.395cm" svg:x="3.175cm" svg:y="7.525cm">
          <draw:text-box>
            <text:p text:style-name="P1"><text:span text:style-name="T6">tornillo. </text:span></text:p>
          </draw:text-box>
        </draw:frame>
        <draw:polygon draw:style-name="gr7" draw:text-style-name="P8" draw:layer="layout" svg:width="16.674cm" svg:height="0.714cm" svg:x="3.135cm" svg:y="3.918cm" svg:viewBox="0 0 16675 715" draw:points="0,715 16675,715 16675,0 0,0">
          <text:p/>
        </draw:polygon>
        <draw:frame draw:style-name="gr6" draw:text-style-name="P7" draw:layer="layout" svg:width="11.932cm" svg:height="0.395cm" svg:x="2.54cm" svg:y="8.143cm">
          <draw:text-box>
            <text:p text:style-name="P1"><text:span text:style-name="T6">Finalizó la práctica de laboratorio. Solicite al instructor que revise su trabajo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6T08:10:57.239618885</dc:date>
    <meta:editing-duration>PT3M55S</meta:editing-duration>
    <meta:editing-cycles>1</meta:editing-cycles>
    <meta:document-statistic meta:object-count="86"/>
    <meta:generator>LibreOffice/6.0.7.3$Linux_X86_64 LibreOffice_project/00m0$Build-3</meta:generator>
  </office:meta>
</office:document-meta>
</file>